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10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75cm" fo:min-width="0.5cm"/>
    </style:style>
    <style:style style:name="gr3" style:family="graphic">
      <style:graphic-properties style:protect="size"/>
    </style:style>
    <style:style style:name="pr1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1cm" svg:height="1.5cm" svg:x="10cm" svg:y="2.9cm">
          <text:p text:style-name="P1">Player input the name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10cm" svg:y="5.1cm">
          <text:p text:style-name="P1">Player input the letters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10cm" svg:y="7.4cm">
          <text:p text:style-name="P1">Player asked to continue or do not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10cm" svg:y="9.7cm">
          <text:p text:style-name="P1">Finish game and view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10cm" svg:y="12.1cm">
          <text:p text:style-name="P1">Eng game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10cm" svg:y="0.7cm">
          <text:p text:style-name="P1">Start game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4cm" svg:x="9cm" svg:y="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cm" svg:height="1.4cm" svg:x="9.001cm" svg:y="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cm" svg:height="1.4cm" svg:x="9.00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cm" svg:height="1.4cm" svg:x="9.002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cm" svg:height="1.4cm" svg:x="9.002cm" svg:y="10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8:50:48.293000041</meta:creation-date>
    <meta:editing-duration>PT19M46S</meta:editing-duration>
    <meta:editing-cycles>3</meta:editing-cycles>
    <meta:generator>LibreOffice/7.5.1.2$MacOSX_X86_64 LibreOffice_project/fcbaee479e84c6cd81291587d2ee68cba099e129</meta:generator>
    <dc:title>DNA</dc:title>
    <dc:date>2023-03-31T19:10:34.644056416</dc:date>
    <meta:document-statistic meta:object-count="115"/>
  </office:meta>
</office:document-meta>
</file>